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3.97mm" fo:margin-right="0mm" fo:margin-top="0mm" fo:margin-bottom="2.65mm" loext:contextual-spacing="false" fo:text-align="start" style:justify-single-word="false" fo:orphans="2" fo:widows="2" fo:text-indent="0mm" style:auto-text-indent="false"/>
      <style:text-properties fo:font-variant="normal" fo:text-transform="none" fo:color="#333333" style:font-name="Liberation Serif" fo:font-size="10.5pt" fo:letter-spacing="normal" fo:font-style="normal" fo:font-weight="normal" loext:padding="0mm" loext:border="none"/>
    </style:style>
    <style:style style:name="P2" style:family="paragraph" style:parent-style-name="Standard">
      <style:text-properties style:font-name="Liberation Serif"/>
    </style:style>
    <style:style style:name="T1" style:family="text">
      <style:text-properties fo:font-variant="normal" fo:text-transform="none" fo:color="#005b7f" style:font-name="Helvetica Neue" fo:font-size="14.25pt" fo:letter-spacing="normal" fo:font-style="normal" style:text-underline-style="solid" style:text-underline-width="auto" style:text-underline-color="font-color" fo:font-weight="bold"/>
    </style:style>
    <style:style style:name="T2" style:family="text">
      <style:text-properties fo:font-variant="normal" fo:text-transform="none" fo:color="#005b7f" fo:font-size="14.25pt" fo:letter-spacing="normal" fo:font-style="normal" style:text-underline-style="solid" style:text-underline-width="auto" style:text-underline-color="font-color" fo:font-weight="bold"/>
    </style:style>
    <style:style style:name="T3" style:family="text">
      <style:text-properties fo:font-variant="normal" fo:text-transform="none" fo:color="#005b7f" style:font-name="Liberation Serif" fo:font-size="14.25pt" fo:letter-spacing="normal" fo:font-style="normal" style:text-underline-style="solid" style:text-underline-width="auto" style:text-underline-color="font-color"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a xlink:type="simple" xlink:href="https://ilearn2.dsv.su.se/course/view.php?id=986#section-3" text:style-name="Internet_20_link" text:visited-style-name="Visited_20_Internet_20_Link"><text:span text:style-name="T3">Introduction to Python</text:span></text:a></text:h>
      <text:p text:style-name="P1">In this section of the course, we will focus on the fundamentals of programming with Python programming language. We will explore the syntax and semantics of Python programming language and see useful programming constructs for general programming and for data science.</text:p>
      <text:p text:style-name="P1">You are expected to study the Chapters 1,2,3,4 from the course book. These will cover background materials about computers and computer programming (Chapter 1), Python programming (Chapter 2), Control Statements and Program Development (Chapter 3), and functions (Chapter 4).</text:p>
      <text:p text:style-name="P1">Your knowledge will be tested with a series of quiz questions that will appear on the course page after you have studied the materials.</text:p>
      <text:p text:style-name="P1">The deadline for completing the exercises in this section is February 29,202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6.4m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20-01-30T09:51:42.767611624</meta:creation-date>
    <dc:date>2020-01-30T09:52:12.277687449</dc:date>
    <dc:creator>Eric </dc:creator>
    <meta:editing-duration>PT29S</meta:editing-duration>
    <meta:editing-cycles>1</meta:editing-cycles>
    <meta:document-statistic meta:table-count="0" meta:image-count="0" meta:object-count="0" meta:page-count="1" meta:paragraph-count="5" meta:word-count="119" meta:character-count="779" meta:non-whitespace-character-count="665"/>
    <meta:generator>LibreOffice/6.0.7.3$Linux_X86_64 LibreOffice_project/00m0$Build-3</meta:generator>
  </office:meta>
</office:document-meta>
</file>